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1" style:family="text">
      <style:text-properties officeooo:rsid="000ba5f1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nguaje de marcas y sistemas</text:h>
      <text:p text:style-name="Text_20_body"><text:span text:style-name="Strong_20_Emphasis"><text:span text:style-name="T2"/></text:span></text:p>
      <text:p text:style-name="Text_20_body">Llenguatges de marques de presentació</text:p>
      <text:p text:style-name="Text_20_body">Estableixen el format del text, és a dir, com es vorà aquest</text:p>
      <text:p text:style-name="Text_20_body">Exemples:</text:p>
      <text:p text:style-name="Text_20_body">Els fitxers de tipus LibreOffice (.odt) i MS Word (.docx) que hem vist, fan ús internament de marques de format en el text,</text:p>
      <text:p text:style-name="Text_20_body">Els fitxers HTML, que mostren el seu contingut en un navegador web</text:p>
      <text:p text:style-name="Text_20_body">Llenguatges de marques de procediment</text:p>
      <text:p text:style-name="Text_20_body"/>
      <text:p text:style-name="Text_20_body">També estableixen el format del text, però a més, indiquen als programes les accions que ha de realitzar per mostrar el text.</text:p>
      <text:p text:style-name="Text_20_body">Exemples:</text:p>
      <text:p text:style-name="Text_20_body">LateX, usat generalment en textos científics ,inclou instruccions per processar el text</text:p>
      <text:p text:style-name="Text_20_body">PostScript, que s'usa per tal de descriure l'aparença de textos impresos.</text:p>
      <text:p text:style-name="Text_20_body">Llenguatges de marques descriptius o semàntics</text:p>
      <text:p text:style-name="Text_20_body"/>
      <text:p text:style-name="Text_20_body">Utilitzen marques per descriure els fragments de text però no determinen com es presentarà el text.</text:p>
      <text:p text:style-name="Text_20_body">Exemples: SGML, XML, SVG</text:p>
      <text:p text:style-name="Text_20_body">Llenguatges de marques lleugers (LML)</text:p>
      <text:p text:style-name="Text_20_body"/>
      <text:p text:style-name="Text_20_body">Utilitzen un tipus de format de text estandarditzat i generen arxius que ocupen poc espai.</text:p>
      <text:p text:style-name="Text_20_body">Exemple: Markdown, ReStructured Text, Texti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09:41:50.546000000</meta:creation-date>
    <dc:date>2024-09-16T09:55:08.867000000</dc:date>
    <meta:editing-duration>PT3M3S</meta:editing-duration>
    <meta:editing-cycles>1</meta:editing-cycles>
    <meta:document-statistic meta:table-count="0" meta:image-count="0" meta:object-count="0" meta:page-count="1" meta:paragraph-count="17" meta:word-count="160" meta:character-count="997" meta:non-whitespace-character-count="854"/>
    <meta:generator>LibreOffice/24.2.0.3$Windows_X86_64 LibreOffice_project/da48488a73ddd66ea24cf16bbc4f7b9c08e9bea1</meta:generator>
  </office:meta>
</office:document-meta>
</file>